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B0000000BAD27F3F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language-asian="zh" style:country-asian="TW" style:font-size-complex="18pt"/>
    </style:style>
    <style:style style:name="P3" style:family="paragraph" style:parent-style-name="Standard">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4" style:family="paragraph" style:parent-style-name="Standard" style:list-style-name="L1">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5" style:family="paragraph" style:parent-style-name="Standard" style:list-style-name="L2">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6" style:family="paragraph" style:parent-style-name="Standard" style:list-style-name="L5">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7" style:family="paragraph" style:parent-style-name="Standard" style:list-style-name="L2">
      <style:paragraph-properties fo:line-height="150%" fo:text-align="start" style:justify-single-word="false"/>
      <style:text-properties fo:font-size="14pt" style:font-name-asian="標楷體" style:font-size-asian="14pt" style:language-asian="zh" style:country-asian="TW" style:font-size-complex="14pt"/>
    </style:style>
    <style:style style:name="P8" style:family="paragraph" style:parent-style-name="Standard" style:list-style-name="L3">
      <style:paragraph-properties fo:line-height="150%" fo:text-align="start" style:justify-single-word="false"/>
      <style:text-properties fo:font-size="14pt" style:font-name-asian="標楷體" style:font-size-asian="14pt" style:language-asian="zh" style:country-asian="TW" style:font-size-complex="14pt"/>
    </style:style>
    <style:style style:name="P9" style:family="paragraph" style:parent-style-name="Standard" style:list-style-name="L4">
      <style:paragraph-properties fo:line-height="150%" fo:text-align="start" style:justify-single-word="false"/>
      <style:text-properties fo:font-size="14pt" style:font-name-asian="標楷體" style:font-size-asian="14pt" style:language-asian="zh" style:country-asian="TW" style:font-size-complex="14pt"/>
    </style:style>
    <style:style style:name="P10" style:family="paragraph" style:parent-style-name="Standard" style:list-style-name="L3">
      <style:paragraph-properties fo:line-height="150%" fo:text-align="start" style:justify-single-word="false"/>
    </style:style>
    <style:style style:name="P11" style:family="paragraph" style:parent-style-name="Standard" style:list-style-name="L5">
      <style:paragraph-properties fo:line-height="150%" fo:text-align="start" style:justify-single-word="false"/>
    </style:style>
    <style:style style:name="P12" style:family="paragraph" style:parent-style-name="Standard" style:list-style-name="L2">
      <style:paragraph-properties fo:line-height="150%" fo:text-align="start" style:justify-single-word="false"/>
    </style:style>
    <style:style style:name="P13" style:family="paragraph" style:parent-style-name="Standard" style:list-style-name="L3">
      <style:paragraph-properties fo:line-height="150%" fo:text-align="start" style:justify-single-word="false"/>
      <style:text-properties style:font-name="Times New Roman1" fo:font-size="14pt" fo:letter-spacing="0.049cm" fo:language="en" fo:country="US" style:font-name-asian="標楷體" style:font-size-asian="14pt" style:language-asian="zh" style:country-asian="TW" style:font-size-complex="14pt"/>
    </style:style>
    <style:style style:name="P14" style:family="paragraph" style:parent-style-name="Standard" style:list-style-name="L5">
      <style:paragraph-properties fo:line-height="150%" fo:text-align="start" style:justify-single-word="false"/>
      <style:text-properties fo:font-variant="normal" fo:text-transform="none" fo:color="#000000" style:font-name="標楷體" fo:font-size="14pt" fo:letter-spacing="normal" fo:font-weight="normal" style:font-name-asian="標楷體" style:font-size-asian="14pt" style:language-asian="zh" style:country-asian="TW" style:font-style-asian="normal" style:font-weight-asian="normal" style:font-size-complex="14pt" style:font-weight-complex="normal"/>
    </style:style>
    <style:style style:name="P15" style:family="paragraph" style:parent-style-name="Standard" style:master-page-name="">
      <style:paragraph-properties fo:margin-left="1.997cm" fo:margin-right="0cm" fo:line-height="150%" fo:text-align="start" style:justify-single-word="false" fo:text-indent="0cm" style:auto-text-indent="false" style:page-number="auto"/>
    </style:style>
    <style:style style:name="P16" style:family="paragraph" style:parent-style-name="Text_20_body" style:list-style-name="L5">
      <style:paragraph-properties fo:line-height="150%" fo:text-align="start" style:justify-single-word="false"/>
    </style:style>
    <style:style style:name="P17" style:family="paragraph" style:parent-style-name="Text_20_body">
      <style:paragraph-properties fo:line-height="150%" fo:text-align="start" style:justify-single-word="false"/>
      <style:text-properties fo:font-size="14pt" style:font-name-asian="標楷體" style:font-size-asian="14pt" style:language-asian="zh" style:country-asian="TW" style:font-size-complex="14pt"/>
    </style:style>
    <style:style style:name="T1" style:family="text">
      <style:text-properties style:language-asian="zh" style:country-asian="TW"/>
    </style:style>
    <style:style style:name="T2" style:family="text">
      <style:text-properties fo:font-size="14pt" style:font-name-asian="標楷體" style:font-size-asian="14pt" style:language-asian="zh" style:country-asian="TW" style:font-size-complex="14pt"/>
    </style:style>
    <style:style style:name="T3" style:family="text">
      <style:text-properties fo:font-size="14pt" style:font-name-asian="標楷體" style:font-size-asian="14pt" style:font-size-complex="14pt"/>
    </style:style>
    <style:style style:name="T4" style:family="text">
      <style:text-properties fo:font-variant="normal" fo:text-transform="none" fo:color="#000000" fo:letter-spacing="normal" style:language-asian="zh" style:country-asian="TW" style:font-style-asian="normal"/>
    </style:style>
    <style:style style:name="T5" style:family="text">
      <style:text-properties fo:font-variant="normal" fo:text-transform="none" fo:color="#000000" style:font-name="標楷體" fo:font-size="14pt" fo:letter-spacing="normal" fo:font-weight="normal" style:font-name-asian="標楷體" style:font-size-asian="14pt" style:language-asian="zh" style:country-asian="TW" style:font-style-asian="normal" style:font-weight-asian="normal" style:font-size-complex="14pt" style:font-weight-complex="normal"/>
    </style:style>
    <style:style style:name="T6" style:family="text">
      <style:text-properties fo:font-variant="normal" fo:text-transform="none" fo:color="#000000" style:font-name="標楷體" fo:font-size="14pt" fo:letter-spacing="normal" fo:language="en" fo:country="US" fo:font-weight="normal" style:font-name-asian="標楷體" style:font-size-asian="14pt" style:language-asian="zh" style:country-asian="TW" style:font-style-asian="normal" style:font-weight-asian="normal" style:font-size-complex="14pt" style:font-weight-complex="normal"/>
    </style:style>
    <style:style style:name="T7" style:family="text">
      <style:text-properties fo:font-variant="normal" fo:text-transform="none" fo:color="#000000" fo:font-size="14pt" fo:letter-spacing="normal" style:font-name-asian="標楷體" style:font-size-asian="14pt" style:language-asian="zh" style:country-asian="TW" style:font-style-asian="normal" style:font-weight-asian="normal" style:font-size-complex="14pt"/>
    </style:style>
    <style:style style:name="T8" style:family="text">
      <style:text-properties fo:font-variant="normal" fo:text-transform="none" fo:color="#000000" fo:font-size="14pt" fo:letter-spacing="normal" style:font-name-asian="標楷體" style:font-size-asian="14pt" style:font-style-asian="normal" style:font-weight-asian="normal" style:font-size-complex="14pt"/>
    </style:style>
    <style:style style:name="T9" style:family="text">
      <style:text-properties fo:font-variant="normal" fo:text-transform="none" fo:color="#000000" fo:font-size="14pt" fo:letter-spacing="normal" fo:font-weight="normal" style:font-name-asian="標楷體" style:font-size-asian="14pt" style:language-asian="zh" style:country-asian="TW" style:font-style-asian="normal" style:font-weight-asian="normal" style:font-size-complex="14pt" style:font-weight-complex="normal"/>
    </style:style>
    <style:style style:name="T10" style:family="text">
      <style:text-properties style:font-name="Times New Roman1" fo:font-size="14pt" fo:letter-spacing="0.049cm" fo:language="en" fo:country="US" style:font-name-asian="標楷體" style:font-size-asian="14pt" style:language-asian="zh" style:country-asian="TW" style:font-size-complex="14pt"/>
    </style:style>
    <style:style style:name="T11" style:family="text">
      <style:text-properties fo:language="en" fo:country="US"/>
    </style:style>
    <style:style style:name="T12" style:family="text">
      <style:text-properties style:font-name="標楷體" fo:font-size="14pt" fo:font-weight="normal" style:font-name-asian="標楷體" style:font-size-asian="14pt" style:font-weight-asian="normal" style:font-size-complex="14pt" style:font-weight-complex="normal"/>
    </style:style>
    <style:style style:name="T13" style:family="text">
      <style:text-properties style:font-name="標楷體" fo:font-size="14pt" fo:font-weight="normal" style:font-name-asian="標楷體" style:font-size-asian="14pt" style:language-asian="zh" style:country-asian="TW" style:font-weight-asian="normal" style:font-size-complex="14pt" style:font-weight-complex="normal"/>
    </style:style>
    <style:style style:name="T14" style:family="text">
      <style:text-properties style:font-name="標楷體" style:font-name-asian="標楷體" style:font-size-asian="14pt"/>
    </style:style>
    <style:style style:name="T15" style:family="text">
      <style:text-properties style:font-name="標楷體" style:font-name-asian="標楷體" style:font-size-asian="14pt" style:language-asian="zh" style:country-asian="TW"/>
    </style:style>
    <style:style style:name="T16" style:family="text">
      <style:text-properties style:font-name="標楷體" fo:font-size="14pt" fo:language="en" fo:country="US" style:font-name-asian="標楷體"/>
    </style:style>
    <style:style style:name="T17" style:family="text">
      <style:text-properties style:font-name="標楷體" fo:font-size="14pt" fo:language="en" fo:country="US" style:font-name-asian="標楷體" style:font-size-asian="14pt" style:language-asian="zh" style:country-asian="TW"/>
    </style:style>
    <text:list-style style:name="L1">
      <text:list-level-style-number text:leve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一, 二, 三, ..." text:start-value="6">
        <style:list-level-properties text:list-level-position-and-space-mode="label-alignment">
          <style:list-level-label-alignment text:label-followed-by="nothing"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nothing" fo:text-indent="-0.728cm" fo:margin-left="2.7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583cm" fo:text-indent="-0.635cm" fo:margin-left="10.58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218cm" fo:text-indent="-0.635cm" fo:margin-left="11.218cm"/>
        </style:list-level-properties>
      </text:list-level-style-number>
    </text:list-style>
    <text:list-style style:name="L7">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2">106年度1月份第1次主管會議紀錄</text:p>
      <text:p text:style-name="P2"/>
      <text:list xml:id="list2735217887092917810" text:style-name="L1">
        <text:list-item>
          <text:p text:style-name="P4">時間：中華民國106年1月11日下午2時整</text:p>
        </text:list-item>
        <text:list-item>
          <text:p text:style-name="P4">地點：三樓民眾談室</text:p>
        </text:list-item>
        <text:list-item>
          <text:p text:style-name="P4">主席：李主任慶華</text:p>
        </text:list-item>
        <text:list-item>
          <text:p text:style-name="P4">出席人員：張乃文、陳宗良、周力行、李美玲、潘惠婉 <text:s text:c="3"/>紀錄：陳苑蒨</text:p>
        </text:list-item>
        <text:list-item>
          <text:p text:style-name="P4">各單位報告事項：</text:p>
        </text:list-item>
      </text:list>
      <text:list xml:id="list1808117764122935550" text:style-name="L2">
        <text:list-item>
          <text:p text:style-name="P7">第一課</text:p>
        </text:list-item>
      </text:list>
      <text:list xml:id="list4493177540733498442" text:style-name="L3">
        <text:list-item>
          <text:p text:style-name="P8">本課105年12月業務推動情形如下：</text:p>
          <text:list>
            <text:list-item>
              <text:list>
                <text:list-item>
                  <text:p text:style-name="P8">登記案件(含一般、速件、限制登記)：2,076件，較105年11月少282件【105年11月：2,358件】。</text:p>
                </text:list-item>
                <text:list-item>
                  <text:p text:style-name="P8">午休諮詢不打烊服務：675件，較105年11月少39件【105年9月：414件】。</text:p>
                </text:list-item>
                <text:list-item>
                  <text:p text:style-name="P8">到府服務案件：0件。</text:p>
                </text:list-item>
                <text:list-item>
                  <text:p text:style-name="P8">延長服務預約領件：0件</text:p>
                </text:list-item>
              </text:list>
            </text:list-item>
          </text:list>
        </text:list-item>
        <text:list-item>
          <text:p text:style-name="P8">本課截至今日各年度未領案件數量計：96年至100年共24件、101年2件、102年8件、103年1件、104年10件，105年34件，持續通知領件。</text:p>
        </text:list-item>
        <text:list-item>
          <text:p text:style-name="P8">本課105年12月受理人民申請退還當年度屬2萬元以下之地政規費案件計14件，皆依規定當場領訖。</text:p>
        </text:list-item>
        <text:list-item>
          <text:p text:style-name="P8">本課105年12月更正登案：合計144件，其中：</text:p>
          <text:list>
            <text:list-item>
              <text:list>
                <text:list-item>
                  <text:p text:style-name="P8">歷史資料錯誤與他機關單位囑託：123件。</text:p>
                </text:list-item>
                <text:list-item>
                  <text:p text:style-name="P8">現行登記錯誤：0件</text:p>
                </text:list-item>
                <text:list-item>
                  <text:p text:style-name="P8">其餘為隨案加掛更正。</text:p>
                </text:list-item>
              </text:list>
            </text:list-item>
          </text:list>
        </text:list-item>
        <text:list-item>
          <text:p text:style-name="P8">本課12月暫存列管公文0件。</text:p>
        </text:list-item>
        <text:list-item>
          <text:p text:style-name="P8"><text:soft-page-break/>業務抽查6件(計有謄本、登記收件簿、書狀補給、建物所有權第一次登記)，無嚴重缺失。</text:p>
        </text:list-item>
        <text:list-item>
          <text:p text:style-name="P10"><text:span text:style-name="T2">本課12月：</text:span><text:span text:style-name="T10">投訴事件0件、創新服務6件、流程簡化8件。</text:span></text:p>
        </text:list-item>
        <text:list-item>
          <text:p text:style-name="P13">本課106年度1月份法令研討10日已辦理第1次，預計20日辦理第2次。</text:p>
        </text:list-item>
      </text:list>
      <text:list xml:id="list36408034" text:continue-list="list1808117764122935550" text:style-name="L2">
        <text:list-item>
          <text:p text:style-name="P7">第二課</text:p>
          <text:list>
            <text:list-item>
              <text:p text:style-name="P7">本課105年12月土地複丈案件計有：</text:p>
              <text:list>
                <text:list-item>
                  <text:p text:style-name="P7">土地鑑界案13件17筆。</text:p>
                </text:list-item>
                <text:list-item>
                  <text:p text:style-name="P7">土地分割案10件37筆。</text:p>
                </text:list-item>
              </text:list>
              <text:p text:style-name="P7">合計23件54筆。</text:p>
              <text:p text:style-name="P7">界標銷售宅配6件9筆34支，實埋9支，平均每筆銷售1.59支，平均每筆實埋1支。</text:p>
            </text:list-item>
            <text:list-item>
              <text:p text:style-name="P7">本課105年12月人民申請退還複丈規費案件6件，皆為當年度2萬元以下，均已領訖。</text:p>
            </text:list-item>
            <text:list-item>
              <text:p text:style-name="P7">有關本市七堵區崇義街19號建物門牌登記疑義乙案，經調戶政及稅籍相關資料，並經現場核對，門牌號應更正為21號，已辦理更正完畢。</text:p>
            </text:list-item>
          </text:list>
        </text:list-item>
        <text:list-item>
          <text:p text:style-name="P7">第三課</text:p>
          <text:list>
            <text:list-item>
              <text:p text:style-name="P7">送交總務之本所105年12月奉核以零用金支付案件共51件，均已領取；另本所105年12月無2萬元以上及跨年度退費申請案。</text:p>
            </text:list-item>
            <text:list-item>
              <text:p text:style-name="P7">本課105年12月無民眾投訴，「電話代查公告現值創新服務」、「網路申請歷年公告地價資料」及「網路申請檔案閱覽抄錄複製」業於網路宣導，電話代查服務105年12月共服務65。</text:p>
            </text:list-item>
            <text:list-item>
              <text:p text:style-name="P7">本所105年檔案管理績效報告暨自評表業已函報市府，年後受考資料正積極準備中。</text:p>
            </text:list-item>
            <text:list-item>
              <text:p text:style-name="P7">年關將近，本所訂於1月13日上午8時至12時，辦理辦公室環境清<text:soft-page-break/>潔工作，請各課轉知同仁配合辦理。</text:p>
            </text:list-item>
          </text:list>
        </text:list-item>
        <text:list-item>
          <text:p text:style-name="P7">人事</text:p>
          <text:list>
            <text:list-item>
              <text:p text:style-name="P12"><text:span text:style-name="T14">依據基隆市政府函轉行政院</text:span><text:span text:style-name="T16">105</text:span><text:span text:style-name="T14">年</text:span><text:span text:style-name="T16">12</text:span><text:span text:style-name="T14">月</text:span><text:span text:style-name="T16">19</text:span><text:span text:style-name="T14">日院授培字第</text:span><text:span text:style-name="T16">1050062475</text:span><text:span text:style-name="T14">號函規定，公務人員自</text:span><text:span text:style-name="T16">106</text:span><text:span text:style-name="T14">年</text:span><text:span text:style-name="T16">1</text:span><text:span text:style-name="T14">月</text:span><text:span text:style-name="T16">1</text:span><text:span text:style-name="T14">日起每年必須完成</text:span><text:span text:style-name="T16">20</text:span><text:span text:style-name="T14">小時學習時數，其中</text:span><text:span text:style-name="T16">10</text:span><text:span text:style-name="T14">小時與業務相關課程，另外</text:span><text:span text:style-name="T16">10</text:span><text:span text:style-name="T14">小時以數位學習為優先，其課程時數分配如下</text:span><text:span text:style-name="T15">：</text:span></text:p>
              <text:list>
                <text:list-item>
                  <text:p text:style-name="P12"><text:span text:style-name="T15">當前政府重大政策</text:span><text:span text:style-name="T17">1</text:span><text:span text:style-name="T15">小時。 </text:span></text:p>
                </text:list-item>
                <text:list-item>
                  <text:p text:style-name="P12"><text:span text:style-name="T15">環境教育</text:span><text:span text:style-name="T17">4</text:span><text:span text:style-name="T15">小時。 </text:span></text:p>
                </text:list-item>
                <text:list-item>
                  <text:p text:style-name="P12"><text:span text:style-name="T15">民主治理價值課程</text:span><text:span text:style-name="T17">5</text:span><text:span text:style-name="T15">小時： </text:span></text:p>
                  <text:list>
                    <text:list-item>
                      <text:p text:style-name="P12"><text:span text:style-name="T15">性別主流化</text:span><text:span text:style-name="T17">1</text:span><text:span text:style-name="T15">小時； </text:span></text:p>
                    </text:list-item>
                    <text:list-item>
                      <text:p text:style-name="P12"><text:span text:style-name="T15">廉政與服務倫理、人權教育、行政中立、多元族群文化、公民參與等課程</text:span><text:span text:style-name="T17">4</text:span><text:span text:style-name="T15">小時。 </text:span></text:p>
                    </text:list-item>
                  </text:list>
                </text:list-item>
              </text:list>
            </text:list-item>
          </text:list>
        </text:list-item>
      </text:list>
      <text:p text:style-name="P15"><text:span text:style-name="T15">另人事總處為利公務人員快速選讀相關數位課程，業請數位學習平臺主管機關於各該平臺建置「公務人員</text:span><text:span text:style-name="T17">10</text:span><text:span text:style-name="T15">小時課程專區」，惠請轉知同仁至該專區閱讀。 </text:span></text:p>
      <text:list xml:id="list36421956" text:continue-numbering="true" text:style-name="L2">
        <text:list-item>
          <text:list>
            <text:list-item>
              <text:p text:style-name="P7">有關非因公赴離島地區之公務人員，於假滿當日因天候、機場等非人為所能掌控因素致無法如期返回臺灣本島地區工作崗位者，自即日得從寬比照原行政院人事行政局<text:span text:style-name="T11">88</text:span>年<text:span text:style-name="T11">7</text:span>月<text:span text:style-name="T11">5</text:span>日<text:span text:style-name="T11">88</text:span>局考字第<text:span text:style-name="T11">016364</text:span>號函，以視同天然災害停止辦公處理。 <text:s text:c="2"/></text:p>
            </text:list-item>
            <text:list-item>
              <text:p text:style-name="P7">原行政院人事行政局<text:span text:style-name="T11">87</text:span>年<text:span text:style-name="T11">12</text:span>月<text:span text:style-name="T11">28</text:span>日<text:span text:style-name="T11">87</text:span>局考字第<text:span text:style-name="T11">029417</text:span>號書函規定，自即日停止適用，由於前揭書函所定情形，已得依天然災害停止上班及上課作業辦法第<text:span text:style-name="T11">13</text:span>條規定，自行決定停止上班及上課，於事後陳報機關（學校<text:span text:style-name="T11">)</text:span>首長，爰該書函規定已無必要，並自即日停止適用。 <text:s text:c="3"/></text:p>
            </text:list-item>
            <text:list-item>
              <text:p text:style-name="P7">基隆市政府及所屬機關學校公務人員<text:span text:style-name="T11">106</text:span>至<text:span text:style-name="T11">108</text:span>年所持用之「國民旅遊卡」仍續委託玉山商業銀行為發卡銀行，其各項優惠措施一覽表，<text:soft-page-break/>惠請各課室轉知所屬同仁逕至本所網站查閱。 <text:s/></text:p>
            </text:list-item>
            <text:list-item>
              <text:p text:style-name="P7">行政院修正「行政院與所屬中央及地方各機關公務人員休假改進措施」第三點、第五點及附表，並自一百零六年一月一日生效；另「國民旅遊卡」制度修正，經行政院核定先行試辦<text:span text:style-name="T11">1</text:span>年，國民旅遊卡相關事項<text:span text:style-name="T11">Q</text:span>＆<text:span text:style-name="T11">A</text:span>（行政院人事行政總處<text:span text:style-name="T11">105</text:span>年<text:span text:style-name="T11">12</text:span>月修訂版），惠請轉知所屬同仁逕至本所網站查閱。 </text:p>
            </text:list-item>
            <text:list-item>
              <text:p text:style-name="P7">行政院人事行政總處函釋有關女性聘僱人員如遇不可抗力而提前於年終分娩或流產者，於聘僱期間內，得將當年度尚未休畢之慰勞假請畢後，續請娩假或流產假之規定，惠請轉知所屬同仁逕至本所網站查閱。</text:p>
            </text:list-item>
            <text:list-item>
              <text:p text:style-name="P7">「行政院與所屬中央及地方各機關聘僱人員給假辦法」第<text:span text:style-name="T11">3</text:span>條，業經行政院於<text:span text:style-name="T11">105</text:span>年<text:span text:style-name="T11">12</text:span>月<text:span text:style-name="T11">30</text:span>日以院授人培字第<text:span text:style-name="T11">10500635641</text:span>號令修正發布施行。 <text:s text:c="6"/></text:p>
            </text:list-item>
          </text:list>
        </text:list-item>
        <text:list-item>
          <text:p text:style-name="P7">會計</text:p>
          <text:list>
            <text:list-item>
              <text:p text:style-name="P7">本所本年度截至12月底止歲入及歲出執行率如下：</text:p>
              <text:list>
                <text:list-item>
                  <text:p text:style-name="P7">歲入部份：</text:p>
                  <text:list>
                    <text:list-item>
                      <text:p text:style-name="P7">罰金罰鍰及怠金 <text:s text:c="3"/>：107.50%</text:p>
                    </text:list-item>
                    <text:list-item>
                      <text:p text:style-name="P7">行政規費收入 <text:s text:c="5"/>：132.09%</text:p>
                    </text:list-item>
                    <text:list-item>
                      <text:p text:style-name="P7">使用規費收入 <text:s text:c="5"/>：103.98%</text:p>
                    </text:list-item>
                  </text:list>
                </text:list-item>
                <text:list-item>
                  <text:p text:style-name="P7">歲出部份：</text:p>
                  <text:list>
                    <text:list-item>
                      <text:p text:style-name="P7">行政管理 <text:s text:c="9"/>：96.47%</text:p>
                    </text:list-item>
                    <text:list-item>
                      <text:p text:style-name="P7">土地建物登記 <text:s text:c="5"/>：98.63%</text:p>
                    </text:list-item>
                    <text:list-item>
                      <text:p text:style-name="P7">土地建物測量及複丈：99.13%</text:p>
                    </text:list-item>
                    <text:list-item>
                      <text:p text:style-name="P7">平均地權 <text:s text:c="9"/>：96.89%</text:p>
                    </text:list-item>
                    <text:list-item>
                      <text:p text:style-name="P7">一般建築及設備 <text:s text:c="3"/>：99.97%。</text:p>
                    </text:list-item>
                  </text:list>
                </text:list-item>
              </text:list>
            </text:list-item>
            <text:list-item>
              <text:p text:style-name="P5">本所105年度於1月11日關帳，有關登記費超收14,016,463元，不<text:soft-page-break/>足之登記儲金，請一課提列106年度追加預算或107年度預算。</text:p>
            </text:list-item>
          </text:list>
        </text:list-item>
        <text:list-item>
          <text:p text:style-name="P7">研考</text:p>
        </text:list-item>
      </text:list>
      <text:list xml:id="list207076567563351682" text:style-name="L4">
        <text:list-item>
          <text:list>
            <text:list-item>
              <text:p text:style-name="P9"><text:span text:style-name="T11">105年地政業務創新服務計畫第二次工作檢討會議訂於1月24日(二)下午2時30分召開，屆時請各課課長準時參加，另請各課於1月13日(五)前提供統計資料，俾憑彙整依限陳報</text:span>。</text:p>
            </text:list-item>
            <text:list-item>
              <text:p text:style-name="P9">請同仁辦理跨機關電話禮貌測試時，務必先撥打總機詢問問題後，再由總機轉接承辦人員回答。 <text:s/></text:p>
            </text:list-item>
          </text:list>
        </text:list-item>
      </text:list>
      <text:p text:style-name="P17"/>
      <text:list xml:id="list1197577958881249741" text:style-name="L5">
        <text:list-item>
          <text:p text:style-name="P6">主席指示事項</text:p>
          <text:list>
            <text:list-item>
              <text:p text:style-name="P11"><text:span text:style-name="T7">測量案件請於期限內辦畢，遇有應補正情形，請依規定開立補正書，以避免案件因而延宕</text:span><text:span text:style-name="T5">。 </text:span></text:p>
            </text:list-item>
            <text:list-item>
              <text:p text:style-name="P11"><text:span text:style-name="T5">各項報表請依序並提前統計陳報。 </text:span></text:p>
            </text:list-item>
            <text:list-item>
              <text:p text:style-name="P11"><text:span text:style-name="T7">目前新北市淡水所正辦理重測中，測量課於辦理重測作業如有相關問題亦可向該所請教參考</text:span><text:span text:style-name="T8">。</text:span><text:span text:style-name="T5"> </text:span></text:p>
            </text:list-item>
            <text:list-item>
              <text:p text:style-name="P16"><text:span text:style-name="T5">本所午休諮詢不打烊是否開放預審服務，請張課長加以斟酌。 </text:span></text:p>
            </text:list-item>
          </text:list>
        </text:list-item>
      </text:list>
      <text:p text:style-name="P3"/>
      <text:list xml:id="list36408513" text:continue-numbering="true" text:style-name="L5">
        <text:list-item>
          <text:p text:style-name="P6">散會：下午3時</text:p>
          <text:list>
            <text:list-header>
              <text:p text:style-name="P6"/>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span text:style-name="MT1"><text:page-count>5</text:page-coun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登記課 安樂地政</meta:initial-creator>
    <meta:creation-date>2016-06-29T13:28:16.62</meta:creation-date>
    <dc:date>2017-01-11T16:22:36.60</dc:date>
    <dc:creator>登記課 安樂地政</dc:creator>
    <meta:editing-duration>PT13H6M23S</meta:editing-duration>
    <meta:editing-cycles>46</meta:editing-cycles>
    <meta:generator>OpenOffice/4.1.2$Win32 OpenOffice.org_project/412m3$Build-9782</meta:generator>
    <meta:document-statistic meta:table-count="0" meta:image-count="0" meta:object-count="0" meta:page-count="5" meta:paragraph-count="73" meta:word-count="2169" meta:character-count="2546"/>
  </office:meta>
</office:document-meta>
</file>